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teD" table:style-name="ta1">
        <table:shapes>
          <draw:frame draw:z-index="0" draw:style-name="gr1" draw:text-style-name="P1" svg:width="5.3106in" svg:height="2.9854in" svg:x="0in" svg:y="2.1378in">
            <draw:object draw:notify-on-update-of-ranges="PlateD.E2:PlateD.E11 PlateD.F2:PlateD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ise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-0.093" calcext:value-type="float">
            <text:p>-0.093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*[.B2]" office:value-type="float" office:value="-19" calcext:value-type="float">
            <text:p>-19</text:p>
          </table:table-cell>
          <table:table-cell table:style-name="ce2" table:formula="of:=[.A2]*[.C2]" office:value-type="float" office:value="-0.000011625" calcext:value-type="float">
            <text:p>-1.1625E-05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-0.0765" calcext:value-type="float">
            <text:p>-0.0765</text:p>
          </table:table-cell>
          <table:table-cell table:style-name="ce2" office:value-type="float" office:value="-4" calcext:value-type="float">
            <text:p>-4</text:p>
          </table:table-cell>
          <table:table-cell table:style-name="ce2" table:formula="of:=[.D3]*[.B3]" office:value-type="float" office:value="-15.2" calcext:value-type="float">
            <text:p>-15.2</text:p>
          </table:table-cell>
          <table:table-cell table:style-name="ce2" table:formula="of:=[.A3]*[.C3]" office:value-type="float" office:value="-0.0000095625" calcext:value-type="float">
            <text:p>-9.562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-0.0575" calcext:value-type="float">
            <text:p>-0.0575</text:p>
          </table:table-cell>
          <table:table-cell table:style-name="ce2" office:value-type="float" office:value="-3" calcext:value-type="float">
            <text:p>-3</text:p>
          </table:table-cell>
          <table:table-cell table:style-name="ce2" table:formula="of:=[.D4]*[.B4]" office:value-type="float" office:value="-11.4" calcext:value-type="float">
            <text:p>-11.4</text:p>
          </table:table-cell>
          <table:table-cell table:style-name="ce2" table:formula="of:=[.A4]*[.C4]" office:value-type="float" office:value="-0.0000071875" calcext:value-type="float">
            <text:p>-7.187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-0.038" calcext:value-type="float">
            <text:p>-0.038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formula="of:=[.D5]*[.B5]" office:value-type="float" office:value="-7.6" calcext:value-type="float">
            <text:p>-7.6</text:p>
          </table:table-cell>
          <table:table-cell table:style-name="ce2" table:formula="of:=[.A5]*[.C5]" office:value-type="float" office:value="-0.00000475" calcext:value-type="float">
            <text:p>-4.7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-0.0195" calcext:value-type="float">
            <text:p>-0.019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[.D6]*[.B6]" office:value-type="float" office:value="-3.8" calcext:value-type="float">
            <text:p>-3.8</text:p>
          </table:table-cell>
          <table:table-cell table:style-name="ce2" table:formula="of:=[.A6]*[.C6]" office:value-type="float" office:value="-0.0000024375" calcext:value-type="float">
            <text:p>-2.437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7]*[.B7]" office:value-type="float" office:value="3.8" calcext:value-type="float">
            <text:p>3.8</text:p>
          </table:table-cell>
          <table:table-cell table:style-name="ce2" table:formula="of:=[.A7]*[.C7]" office:value-type="float" office:value="0.000002375" calcext:value-type="float">
            <text:p>2.37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0365" calcext:value-type="float">
            <text:p>0.036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8]*[.B8]" office:value-type="float" office:value="7.6" calcext:value-type="float">
            <text:p>7.6</text:p>
          </table:table-cell>
          <table:table-cell table:style-name="ce2" table:formula="of:=[.A8]*[.C8]" office:value-type="float" office:value="0.0000045625" calcext:value-type="float">
            <text:p>4.562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0575" calcext:value-type="float">
            <text:p>0.057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9]*[.B9]" office:value-type="float" office:value="11.4" calcext:value-type="float">
            <text:p>11.4</text:p>
          </table:table-cell>
          <table:table-cell table:style-name="ce2" table:formula="of:=[.A9]*[.C9]" office:value-type="float" office:value="0.0000071875" calcext:value-type="float">
            <text:p>7.187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10]*[.B10]" office:value-type="float" office:value="15.2" calcext:value-type="float">
            <text:p>15.2</text:p>
          </table:table-cell>
          <table:table-cell table:style-name="ce2" table:formula="of:=[.A10]*[.C10]" office:value-type="float" office:value="0.0000095" calcext:value-type="float">
            <text:p>9.5E-06</text:p>
          </table:table-cell>
        </table:table-row>
        <table:table-row table:style-name="ro1"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0935" calcext:value-type="float">
            <text:p>0.093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*[.B11]" office:value-type="float" office:value="19" calcext:value-type="float">
            <text:p>19</text:p>
          </table:table-cell>
          <table:table-cell table:style-name="ce2" table:formula="of:=[.A11]*[.C11]" office:value-type="float" office:value="0.0000116875" calcext:value-type="float">
            <text:p>1.16875E-05</text:p>
          </table:table-cell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nanomet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LOPE([.F2:.F11];[.E2:.E11])" office:value-type="float" office:value="0.000000620514354066986" calcext:value-type="float">
            <text:p>6.20514354066986E-07</text:p>
          </table:table-cell>
          <table:table-cell table:style-name="ce4" table:formula="of:=[.C33]*1000000000" office:value-type="float" office:value="620.514354066986" calcext:value-type="float">
            <text:p>620.51</text:p>
          </table:table-cell>
          <table:table-cell table:number-columns-repeated="2"/>
        </table:table-row>
      </table:table>
      <table:table table:name="PlateE" table:style-name="ta1">
        <table:shapes>
          <draw:frame draw:z-index="0" draw:style-name="gr1" draw:text-style-name="P1" svg:width="5.2669in" svg:height="2.961in" svg:x="0.0587in" svg:y="4.2469in">
            <draw:object draw:notify-on-update-of-ranges="PlateE.E2:PlateE.E23 PlateE.F2:PlateE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ise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1045" calcext:value-type="float">
            <text:p>-0.1045</text:p>
          </table:table-cell>
          <table:table-cell office:value-type="float" office:value="-11" calcext:value-type="float">
            <text:p>-11</text:p>
          </table:table-cell>
          <table:table-cell table:formula="of:=[.D2]*[.B2]" office:value-type="float" office:value="-41.8" calcext:value-type="float">
            <text:p>-41.8</text:p>
          </table:table-cell>
          <table:table-cell table:formula="of:=[.A2]*[.C2]" office:value-type="float" office:value="-0.000026125" calcext:value-type="float">
            <text:p>-2.61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10" calcext:value-type="float">
            <text:p>-10</text:p>
          </table:table-cell>
          <table:table-cell table:formula="of:=[.D3]*[.B3]" office:value-type="float" office:value="-38" calcext:value-type="float">
            <text:p>-38</text:p>
          </table:table-cell>
          <table:table-cell table:formula="of:=[.A3]*[.C3]" office:value-type="float" office:value="-0.0000235" calcext:value-type="float">
            <text:p>-2.3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835" calcext:value-type="float">
            <text:p>-0.0835</text:p>
          </table:table-cell>
          <table:table-cell office:value-type="float" office:value="-9" calcext:value-type="float">
            <text:p>-9</text:p>
          </table:table-cell>
          <table:table-cell table:formula="of:=[.D4]*[.B4]" office:value-type="float" office:value="-34.2" calcext:value-type="float">
            <text:p>-34.2</text:p>
          </table:table-cell>
          <table:table-cell table:formula="of:=[.A4]*[.C2]" office:value-type="float" office:value="-0.000026125" calcext:value-type="float">
            <text:p>-2.61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755" calcext:value-type="float">
            <text:p>-0.0755</text:p>
          </table:table-cell>
          <table:table-cell office:value-type="float" office:value="-8" calcext:value-type="float">
            <text:p>-8</text:p>
          </table:table-cell>
          <table:table-cell table:formula="of:=[.D5]*[.B5]" office:value-type="float" office:value="-30.4" calcext:value-type="float">
            <text:p>-30.4</text:p>
          </table:table-cell>
          <table:table-cell table:formula="of:=[.A5]*[.C3]" office:value-type="float" office:value="-0.0000235" calcext:value-type="float">
            <text:p>-2.3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66" calcext:value-type="float">
            <text:p>-0.066</text:p>
          </table:table-cell>
          <table:table-cell office:value-type="float" office:value="-7" calcext:value-type="float">
            <text:p>-7</text:p>
          </table:table-cell>
          <table:table-cell table:formula="of:=[.D6]*[.B6]" office:value-type="float" office:value="-26.6" calcext:value-type="float">
            <text:p>-26.6</text:p>
          </table:table-cell>
          <table:table-cell table:formula="of:=[.A6]*[.C4]" office:value-type="float" office:value="-0.000020875" calcext:value-type="float">
            <text:p>-2.08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6" calcext:value-type="float">
            <text:p>-6</text:p>
          </table:table-cell>
          <table:table-cell table:formula="of:=[.D7]*[.B7]" office:value-type="float" office:value="-22.8" calcext:value-type="float">
            <text:p>-22.8</text:p>
          </table:table-cell>
          <table:table-cell table:formula="of:=[.A7]*[.C5]" office:value-type="float" office:value="-0.000018875" calcext:value-type="float">
            <text:p>-1.88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47" calcext:value-type="float">
            <text:p>-0.047</text:p>
          </table:table-cell>
          <table:table-cell office:value-type="float" office:value="-5" calcext:value-type="float">
            <text:p>-5</text:p>
          </table:table-cell>
          <table:table-cell table:formula="of:=[.D8]*[.B8]" office:value-type="float" office:value="-19" calcext:value-type="float">
            <text:p>-19</text:p>
          </table:table-cell>
          <table:table-cell table:formula="of:=[.A8]*[.C6]" office:value-type="float" office:value="-0.0000165" calcext:value-type="float">
            <text:p>-1.6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38" calcext:value-type="float">
            <text:p>-0.038</text:p>
          </table:table-cell>
          <table:table-cell office:value-type="float" office:value="-4" calcext:value-type="float">
            <text:p>-4</text:p>
          </table:table-cell>
          <table:table-cell table:formula="of:=[.D9]*[.B9]" office:value-type="float" office:value="-15.2" calcext:value-type="float">
            <text:p>-15.2</text:p>
          </table:table-cell>
          <table:table-cell table:formula="of:=[.A9]*[.C7]" office:value-type="float" office:value="-0.000014" calcext:value-type="float">
            <text:p>-1.4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28" calcext:value-type="float">
            <text:p>-0.028</text:p>
          </table:table-cell>
          <table:table-cell office:value-type="float" office:value="-3" calcext:value-type="float">
            <text:p>-3</text:p>
          </table:table-cell>
          <table:table-cell table:formula="of:=[.D10]*[.B10]" office:value-type="float" office:value="-11.4" calcext:value-type="float">
            <text:p>-11.4</text:p>
          </table:table-cell>
          <table:table-cell table:formula="of:=[.A10]*[.C8]" office:value-type="float" office:value="-0.00001175" calcext:value-type="float">
            <text:p>-1.1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-2" calcext:value-type="float">
            <text:p>-2</text:p>
          </table:table-cell>
          <table:table-cell table:formula="of:=[.D11]*[.B11]" office:value-type="float" office:value="-7.6" calcext:value-type="float">
            <text:p>-7.6</text:p>
          </table:table-cell>
          <table:table-cell table:formula="of:=[.A11]*[.C9]" office:value-type="float" office:value="-0.0000095" calcext:value-type="float">
            <text:p>-9.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table:formula="of:=[.D12]*[.B12]" office:value-type="float" office:value="-3.8" calcext:value-type="float">
            <text:p>-3.8</text:p>
          </table:table-cell>
          <table:table-cell table:formula="of:=[.A12]*[.C10]" office:value-type="float" office:value="-0.000007" calcext:value-type="float">
            <text:p>-7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095" calcext:value-type="float">
            <text:p>0.0095</text:p>
          </table:table-cell>
          <table:table-cell office:value-type="float" office:value="1" calcext:value-type="float">
            <text:p>1</text:p>
          </table:table-cell>
          <table:table-cell table:formula="of:=[.D13]*[.B13]" office:value-type="float" office:value="3.8" calcext:value-type="float">
            <text:p>3.8</text:p>
          </table:table-cell>
          <table:table-cell table:formula="of:=[.A13]*[.C13]" office:value-type="float" office:value="0.000002375" calcext:value-type="float">
            <text:p>2.3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19" calcext:value-type="float">
            <text:p>0.019</text:p>
          </table:table-cell>
          <table:table-cell office:value-type="float" office:value="2" calcext:value-type="float">
            <text:p>2</text:p>
          </table:table-cell>
          <table:table-cell table:formula="of:=[.D14]*[.B14]" office:value-type="float" office:value="7.6" calcext:value-type="float">
            <text:p>7.6</text:p>
          </table:table-cell>
          <table:table-cell table:formula="of:=[.A14]*[.C14]" office:value-type="float" office:value="0.00000475" calcext:value-type="float">
            <text:p>4.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28" calcext:value-type="float">
            <text:p>0.028</text:p>
          </table:table-cell>
          <table:table-cell office:value-type="float" office:value="3" calcext:value-type="float">
            <text:p>3</text:p>
          </table:table-cell>
          <table:table-cell table:formula="of:=[.D15]*[.B15]" office:value-type="float" office:value="11.4" calcext:value-type="float">
            <text:p>11.4</text:p>
          </table:table-cell>
          <table:table-cell table:formula="of:=[.A15]*[.C15]"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375" calcext:value-type="float">
            <text:p>0.0375</text:p>
          </table:table-cell>
          <table:table-cell office:value-type="float" office:value="4" calcext:value-type="float">
            <text:p>4</text:p>
          </table:table-cell>
          <table:table-cell table:formula="of:=[.D16]*[.B16]" office:value-type="float" office:value="15.2" calcext:value-type="float">
            <text:p>15.2</text:p>
          </table:table-cell>
          <table:table-cell table:formula="of:=[.A16]*[.C16]" office:value-type="float" office:value="0.000009375" calcext:value-type="float">
            <text:p>9.3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47" calcext:value-type="float">
            <text:p>0.047</text:p>
          </table:table-cell>
          <table:table-cell office:value-type="float" office:value="5" calcext:value-type="float">
            <text:p>5</text:p>
          </table:table-cell>
          <table:table-cell table:formula="of:=[.D17]*[.B17]" office:value-type="float" office:value="19" calcext:value-type="float">
            <text:p>19</text:p>
          </table:table-cell>
          <table:table-cell table:formula="of:=[.A17]*[.C17]" office:value-type="float" office:value="0.00001175" calcext:value-type="float">
            <text:p>1.1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57" calcext:value-type="float">
            <text:p>0.057</text:p>
          </table:table-cell>
          <table:table-cell office:value-type="float" office:value="6" calcext:value-type="float">
            <text:p>6</text:p>
          </table:table-cell>
          <table:table-cell table:formula="of:=[.D18]*[.B18]" office:value-type="float" office:value="22.8" calcext:value-type="float">
            <text:p>22.8</text:p>
          </table:table-cell>
          <table:table-cell table:formula="of:=[.A18]*[.C18]" office:value-type="float" office:value="0.00001425" calcext:value-type="float">
            <text:p>1.4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67" calcext:value-type="float">
            <text:p>0.067</text:p>
          </table:table-cell>
          <table:table-cell office:value-type="float" office:value="7" calcext:value-type="float">
            <text:p>7</text:p>
          </table:table-cell>
          <table:table-cell table:formula="of:=[.D19]*[.B19]" office:value-type="float" office:value="26.6" calcext:value-type="float">
            <text:p>26.6</text:p>
          </table:table-cell>
          <table:table-cell table:formula="of:=[.A19]*[.C19]" office:value-type="float" office:value="0.00001675" calcext:value-type="float">
            <text:p>1.6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77" calcext:value-type="float">
            <text:p>0.077</text:p>
          </table:table-cell>
          <table:table-cell office:value-type="float" office:value="8" calcext:value-type="float">
            <text:p>8</text:p>
          </table:table-cell>
          <table:table-cell table:formula="of:=[.D20]*[.B20]" office:value-type="float" office:value="30.4" calcext:value-type="float">
            <text:p>30.4</text:p>
          </table:table-cell>
          <table:table-cell table:formula="of:=[.A20]*[.C20]" office:value-type="float" office:value="0.00001925" calcext:value-type="float">
            <text:p>1.9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86" calcext:value-type="float">
            <text:p>0.086</text:p>
          </table:table-cell>
          <table:table-cell office:value-type="float" office:value="9" calcext:value-type="float">
            <text:p>9</text:p>
          </table:table-cell>
          <table:table-cell table:formula="of:=[.D21]*[.B21]" office:value-type="float" office:value="34.2" calcext:value-type="float">
            <text:p>34.2</text:p>
          </table:table-cell>
          <table:table-cell table:formula="of:=[.A21]*[.C21]" office:value-type="float" office:value="0.0000215" calcext:value-type="float">
            <text:p>2.1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96" calcext:value-type="float">
            <text:p>0.096</text:p>
          </table:table-cell>
          <table:table-cell office:value-type="float" office:value="10" calcext:value-type="float">
            <text:p>10</text:p>
          </table:table-cell>
          <table:table-cell table:formula="of:=[.D22]*[.B22]" office:value-type="float" office:value="38" calcext:value-type="float">
            <text:p>38</text:p>
          </table:table-cell>
          <table:table-cell table:formula="of:=[.A22]*[.C22]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1055" calcext:value-type="float">
            <text:p>0.1055</text:p>
          </table:table-cell>
          <table:table-cell office:value-type="float" office:value="11" calcext:value-type="float">
            <text:p>11</text:p>
          </table:table-cell>
          <table:table-cell table:formula="of:=[.D23]*[.B23]" office:value-type="float" office:value="41.8" calcext:value-type="float">
            <text:p>41.8</text:p>
          </table:table-cell>
          <table:table-cell table:formula="of:=[.A23]*[.C23]" office:value-type="float" office:value="0.000026375" calcext:value-type="float">
            <text:p>2.6375E-05</text:p>
          </table:table-cell>
        </table:table-row>
        <table:table-row table:style-name="ro1" table:number-rows-repeated="19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nanometer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table:formula="of:=SLOPE([.F2:.F23];[.E2:.E23])" office:value-type="float" office:value="0.000000679770386935719" calcext:value-type="float">
            <text:p>6.79770386935719E-07</text:p>
          </table:table-cell>
          <table:table-cell table:style-name="ce4" table:formula="of:=[.C44]*1000000000" office:value-type="float" office:value="679.770386935719" calcext:value-type="float">
            <text:p>679.77</text:p>
          </table:table-cell>
          <table:table-cell table:style-name="Default" table:number-columns-repeated="2"/>
        </table:table-row>
      </table:table>
      <table:table table:name="PlateF" table:style-name="ta1">
        <table:shapes>
          <draw:frame draw:z-index="0" draw:style-name="gr1" draw:text-style-name="P1" svg:width="5.3252in" svg:height="2.9937in" svg:x="0in" svg:y="4.2791in">
            <draw:object draw:notify-on-update-of-ranges="PlateF.E2:PlateF.E23 PlateF.F2:PlateF.F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ise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11" calcext:value-type="float">
            <text:p>-11</text:p>
          </table:table-cell>
          <table:table-cell table:formula="of:=[.D2]*[.B2]" office:value-type="float" office:value="-41.8" calcext:value-type="float">
            <text:p>-41.8</text:p>
          </table:table-cell>
          <table:table-cell table:formula="of:=[.A2]*[.C2]" office:value-type="float" office:value="-0.000027" calcext:value-type="float">
            <text:p>-2.7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985" calcext:value-type="float">
            <text:p>-0.0985</text:p>
          </table:table-cell>
          <table:table-cell office:value-type="float" office:value="-10" calcext:value-type="float">
            <text:p>-10</text:p>
          </table:table-cell>
          <table:table-cell table:formula="of:=[.D3]*[.B3]" office:value-type="float" office:value="-38" calcext:value-type="float">
            <text:p>-38</text:p>
          </table:table-cell>
          <table:table-cell table:formula="of:=[.A3]*[.C3]" office:value-type="float" office:value="-0.000024625" calcext:value-type="float">
            <text:p>-2.46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9" calcext:value-type="float">
            <text:p>-9</text:p>
          </table:table-cell>
          <table:table-cell table:formula="of:=[.D4]*[.B4]" office:value-type="float" office:value="-34.2" calcext:value-type="float">
            <text:p>-34.2</text:p>
          </table:table-cell>
          <table:table-cell table:formula="of:=[.A4]*[.C2]" office:value-type="float" office:value="-0.000027" calcext:value-type="float">
            <text:p>-2.7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8" calcext:value-type="float">
            <text:p>-8</text:p>
          </table:table-cell>
          <table:table-cell table:formula="of:=[.D5]*[.B5]" office:value-type="float" office:value="-30.4" calcext:value-type="float">
            <text:p>-30.4</text:p>
          </table:table-cell>
          <table:table-cell table:formula="of:=[.A5]*[.C3]" office:value-type="float" office:value="-0.000024625" calcext:value-type="float">
            <text:p>-2.46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68" calcext:value-type="float">
            <text:p>-0.068</text:p>
          </table:table-cell>
          <table:table-cell office:value-type="float" office:value="-7" calcext:value-type="float">
            <text:p>-7</text:p>
          </table:table-cell>
          <table:table-cell table:formula="of:=[.D6]*[.B6]" office:value-type="float" office:value="-26.6" calcext:value-type="float">
            <text:p>-26.6</text:p>
          </table:table-cell>
          <table:table-cell table:formula="of:=[.A6]*[.C4]" office:value-type="float" office:value="-0.000022" calcext:value-type="float">
            <text:p>-2.2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6" calcext:value-type="float">
            <text:p>-6</text:p>
          </table:table-cell>
          <table:table-cell table:formula="of:=[.D7]*[.B7]" office:value-type="float" office:value="-22.8" calcext:value-type="float">
            <text:p>-22.8</text:p>
          </table:table-cell>
          <table:table-cell table:formula="of:=[.A7]*[.C5]" office:value-type="float" office:value="-0.00001975" calcext:value-type="float">
            <text:p>-1.9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5" calcext:value-type="float">
            <text:p>-5</text:p>
          </table:table-cell>
          <table:table-cell table:formula="of:=[.D8]*[.B8]" office:value-type="float" office:value="-19" calcext:value-type="float">
            <text:p>-19</text:p>
          </table:table-cell>
          <table:table-cell table:formula="of:=[.A8]*[.C6]" office:value-type="float" office:value="-0.000017" calcext:value-type="float">
            <text:p>-1.7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38" calcext:value-type="float">
            <text:p>-0.038</text:p>
          </table:table-cell>
          <table:table-cell office:value-type="float" office:value="-4" calcext:value-type="float">
            <text:p>-4</text:p>
          </table:table-cell>
          <table:table-cell table:formula="of:=[.D9]*[.B9]" office:value-type="float" office:value="-15.2" calcext:value-type="float">
            <text:p>-15.2</text:p>
          </table:table-cell>
          <table:table-cell table:formula="of:=[.A9]*[.C7]" office:value-type="float" office:value="-0.000014625" calcext:value-type="float">
            <text:p>-1.46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3" calcext:value-type="float">
            <text:p>-3</text:p>
          </table:table-cell>
          <table:table-cell table:formula="of:=[.D10]*[.B10]" office:value-type="float" office:value="-11.4" calcext:value-type="float">
            <text:p>-11.4</text:p>
          </table:table-cell>
          <table:table-cell table:formula="of:=[.A10]*[.C8]" office:value-type="float" office:value="-0.00001225" calcext:value-type="float">
            <text:p>-1.2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2" calcext:value-type="float">
            <text:p>-2</text:p>
          </table:table-cell>
          <table:table-cell table:formula="of:=[.D11]*[.B11]" office:value-type="float" office:value="-7.6" calcext:value-type="float">
            <text:p>-7.6</text:p>
          </table:table-cell>
          <table:table-cell table:formula="of:=[.A11]*[.C9]" office:value-type="float" office:value="-0.0000095" calcext:value-type="float">
            <text:p>-9.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table:formula="of:=[.D12]*[.B12]" office:value-type="float" office:value="-3.8" calcext:value-type="float">
            <text:p>-3.8</text:p>
          </table:table-cell>
          <table:table-cell table:formula="of:=[.A12]*[.C10]" office:value-type="float" office:value="-0.00000725" calcext:value-type="float">
            <text:p>-7.2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095" calcext:value-type="float">
            <text:p>0.0095</text:p>
          </table:table-cell>
          <table:table-cell office:value-type="float" office:value="1" calcext:value-type="float">
            <text:p>1</text:p>
          </table:table-cell>
          <table:table-cell table:formula="of:=[.D13]*[.B13]" office:value-type="float" office:value="3.8" calcext:value-type="float">
            <text:p>3.8</text:p>
          </table:table-cell>
          <table:table-cell table:formula="of:=[.A13]*[.C13]" office:value-type="float" office:value="0.000002375" calcext:value-type="float">
            <text:p>2.3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195" calcext:value-type="float">
            <text:p>0.0195</text:p>
          </table:table-cell>
          <table:table-cell office:value-type="float" office:value="2" calcext:value-type="float">
            <text:p>2</text:p>
          </table:table-cell>
          <table:table-cell table:formula="of:=[.D14]*[.B14]" office:value-type="float" office:value="7.6" calcext:value-type="float">
            <text:p>7.6</text:p>
          </table:table-cell>
          <table:table-cell table:formula="of:=[.A14]*[.C14]" office:value-type="float" office:value="0.000004875" calcext:value-type="float">
            <text:p>4.8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295" calcext:value-type="float">
            <text:p>0.0295</text:p>
          </table:table-cell>
          <table:table-cell office:value-type="float" office:value="3" calcext:value-type="float">
            <text:p>3</text:p>
          </table:table-cell>
          <table:table-cell table:formula="of:=[.D15]*[.B15]" office:value-type="float" office:value="11.4" calcext:value-type="float">
            <text:p>11.4</text:p>
          </table:table-cell>
          <table:table-cell table:formula="of:=[.A15]*[.C15]" office:value-type="float" office:value="0.000007375" calcext:value-type="float">
            <text:p>7.3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395" calcext:value-type="float">
            <text:p>0.0395</text:p>
          </table:table-cell>
          <table:table-cell office:value-type="float" office:value="4" calcext:value-type="float">
            <text:p>4</text:p>
          </table:table-cell>
          <table:table-cell table:formula="of:=[.D16]*[.B16]" office:value-type="float" office:value="15.2" calcext:value-type="float">
            <text:p>15.2</text:p>
          </table:table-cell>
          <table:table-cell table:formula="of:=[.A16]*[.C16]" office:value-type="float" office:value="0.000009875" calcext:value-type="float">
            <text:p>9.875E-0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495" calcext:value-type="float">
            <text:p>0.0495</text:p>
          </table:table-cell>
          <table:table-cell office:value-type="float" office:value="5" calcext:value-type="float">
            <text:p>5</text:p>
          </table:table-cell>
          <table:table-cell table:formula="of:=[.D17]*[.B17]" office:value-type="float" office:value="19" calcext:value-type="float">
            <text:p>19</text:p>
          </table:table-cell>
          <table:table-cell table:formula="of:=[.A17]*[.C17]" office:value-type="float" office:value="0.000012375" calcext:value-type="float">
            <text:p>1.237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formula="of:=[.D18]*[.B18]" office:value-type="float" office:value="22.8" calcext:value-type="float">
            <text:p>22.8</text:p>
          </table:table-cell>
          <table:table-cell table:formula="of:=[.A18]*[.C18]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705" calcext:value-type="float">
            <text:p>0.0705</text:p>
          </table:table-cell>
          <table:table-cell office:value-type="float" office:value="7" calcext:value-type="float">
            <text:p>7</text:p>
          </table:table-cell>
          <table:table-cell table:formula="of:=[.D19]*[.B19]" office:value-type="float" office:value="26.6" calcext:value-type="float">
            <text:p>26.6</text:p>
          </table:table-cell>
          <table:table-cell table:formula="of:=[.A19]*[.C19]" office:value-type="float" office:value="0.000017625" calcext:value-type="float">
            <text:p>1.76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805" calcext:value-type="float">
            <text:p>0.0805</text:p>
          </table:table-cell>
          <table:table-cell office:value-type="float" office:value="8" calcext:value-type="float">
            <text:p>8</text:p>
          </table:table-cell>
          <table:table-cell table:formula="of:=[.D20]*[.B20]" office:value-type="float" office:value="30.4" calcext:value-type="float">
            <text:p>30.4</text:p>
          </table:table-cell>
          <table:table-cell table:formula="of:=[.A20]*[.C20]" office:value-type="float" office:value="0.000020125" calcext:value-type="float">
            <text:p>2.01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table:formula="of:=[.D21]*[.B21]" office:value-type="float" office:value="34.2" calcext:value-type="float">
            <text:p>34.2</text:p>
          </table:table-cell>
          <table:table-cell table:formula="of:=[.A21]*[.C21]" office:value-type="float" office:value="0.0000225" calcext:value-type="float">
            <text:p>2.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101" calcext:value-type="float">
            <text:p>0.101</text:p>
          </table:table-cell>
          <table:table-cell office:value-type="float" office:value="10" calcext:value-type="float">
            <text:p>10</text:p>
          </table:table-cell>
          <table:table-cell table:formula="of:=[.D22]*[.B22]" office:value-type="float" office:value="38" calcext:value-type="float">
            <text:p>38</text:p>
          </table:table-cell>
          <table:table-cell table:formula="of:=[.A22]*[.C22]" office:value-type="float" office:value="0.00002525" calcext:value-type="float">
            <text:p>2.525E-05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3.8" calcext:value-type="float">
            <text:p>3.8</text:p>
          </table:table-cell>
          <table:table-cell office:value-type="float" office:value="0.1105" calcext:value-type="float">
            <text:p>0.1105</text:p>
          </table:table-cell>
          <table:table-cell office:value-type="float" office:value="11" calcext:value-type="float">
            <text:p>11</text:p>
          </table:table-cell>
          <table:table-cell table:formula="of:=[.D23]*[.B23]" office:value-type="float" office:value="41.8" calcext:value-type="float">
            <text:p>41.8</text:p>
          </table:table-cell>
          <table:table-cell table:formula="of:=[.A23]*[.C23]" office:value-type="float" office:value="0.000027625" calcext:value-type="float">
            <text:p>2.7625E-05</text:p>
          </table:table-cell>
        </table:table-row>
        <table:table-row table:style-name="ro1" table:number-rows-repeated="19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nanometer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table:formula="of:=SLOPE([.F2:.F23];[.E2:.E23])" office:value-type="float" office:value="0.000000710194768046599" calcext:value-type="float">
            <text:p>7.10194768046599E-07</text:p>
          </table:table-cell>
          <table:table-cell table:style-name="ce4" table:formula="of:=[.C44]*1000000000" office:value-type="float" office:value="710.194768046599" calcext:value-type="float">
            <text:p>710.19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7:57:42.289049447</meta:creation-date>
    <dc:date>2021-04-30T09:22:35.186441386</dc:date>
    <meta:editing-duration>PT43M24S</meta:editing-duration>
    <meta:editing-cycles>11</meta:editing-cycles>
    <meta:generator>LibreOffice/6.4.7.2$Linux_X86_64 LibreOffice_project/40$Build-2</meta:generator>
    <meta:document-statistic meta:table-count="3" meta:cell-count="35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9cm" svg:height="7.584cm" xlink:href=".." xlink:type="simple" chart:class="chart:scatter" chart:style-name="ch1">
        <chart:title svg:x="5.061cm" svg:y="0.287cm" chart:style-name="ch2">
          <text:p>WaveLength - D</text:p>
        </chart:title>
        <chart:plot-area chart:style-name="ch3" table:cell-range-address="PlateD.E2:PlateD.F11" svg:x="1.28cm" svg:y="1.217cm" svg:width="11.941cm" svg:height="5.235cm">
          <chartooo:coordinate-region svg:x="1.518cm" svg:y="1.417cm" svg:width="11.517cm" svg:height="4.836cm"/>
          <chart:axis chart:dimension="x" chart:name="primary-x" chart:style-name="ch4">
            <chart:title svg:x="6.902cm" svg:y="6.603cm" chart:style-name="ch5">
              <text:p>m*L</text:p>
            </chart:title>
          </chart:axis>
          <chart:axis chart:dimension="y" chart:name="primary-y" chart:style-name="ch4">
            <chart:title svg:x="0.451cm" svg:y="4.262cm" chart:style-name="ch6">
              <text:p>d*ym</text:p>
            </chart:title>
          </chart:axis>
          <chart:series chart:style-name="ch7" chart:values-cell-range-address="PlateD.F2:PlateD.F11" chart:class="chart:scatter">
            <chart:domain table:cell-range-address="PlateD.E2:PlateD.E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">
                <text:p>-19</text:p>
                <draw:g>
                  <svg:desc>PlateD.E2:PlateD.E11</svg:desc>
                </draw:g>
              </table:table-cell>
              <table:table-cell office:value-type="float" office:value="-0.000011625">
                <text:p>-0.000011625</text:p>
                <draw:g>
                  <svg:desc>PlateD.F2:PlateD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2">
                <text:p>-15.2</text:p>
              </table:table-cell>
              <table:table-cell office:value-type="float" office:value="-0.0000095625">
                <text:p>-0.000009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.4">
                <text:p>-11.4</text:p>
              </table:table-cell>
              <table:table-cell office:value-type="float" office:value="-0.0000071875">
                <text:p>-0.000007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6">
                <text:p>-7.6</text:p>
              </table:table-cell>
              <table:table-cell office:value-type="float" office:value="-0.00000475">
                <text:p>-0.0000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0000024375">
                <text:p>-0.000002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">
                <text:p>3.8</text:p>
              </table:table-cell>
              <table:table-cell office:value-type="float" office:value="0.000002375">
                <text:p>0.000002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">
                <text:p>7.6</text:p>
              </table:table-cell>
              <table:table-cell office:value-type="float" office:value="0.0000045625">
                <text:p>0.000004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">
                <text:p>11.4</text:p>
              </table:table-cell>
              <table:table-cell office:value-type="float" office:value="0.0000071875">
                <text:p>0.00000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0.0000095">
                <text:p>0.0000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0116875">
                <text:p>0.000011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79cm" svg:height="7.522cm" xlink:href=".." xlink:type="simple" chart:class="chart:scatter" chart:style-name="ch1">
        <chart:title svg:x="5.018cm" svg:y="0.286cm" chart:style-name="ch2">
          <text:p>WaveLength - E</text:p>
        </chart:title>
        <chart:plot-area chart:style-name="ch3" table:cell-range-address="PlateE.E2:PlateE.F23" svg:x="1.278cm" svg:y="1.215cm" svg:width="11.834cm" svg:height="5.176cm">
          <chartooo:coordinate-region svg:x="1.516cm" svg:y="1.414cm" svg:width="11.409cm" svg:height="4.778cm"/>
          <chart:axis chart:dimension="x" chart:name="primary-x" chart:style-name="ch4">
            <chart:title svg:x="6.847cm" svg:y="6.541cm" chart:style-name="ch5">
              <text:p>m*L</text:p>
            </chart:title>
          </chart:axis>
          <chart:axis chart:dimension="y" chart:name="primary-y" chart:style-name="ch4">
            <chart:title svg:x="0.451cm" svg:y="4.231cm" chart:style-name="ch6">
              <text:p>d*ym</text:p>
            </chart:title>
          </chart:axis>
          <chart:series chart:style-name="ch7" chart:values-cell-range-address="PlateE.F2:PlateE.F23" chart:class="chart:scatter">
            <chart:domain table:cell-range-address="PlateE.E2:PlateE.E23"/>
            <chart:regression-curve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1.8">
                <text:p>-41.8</text:p>
                <draw:g>
                  <svg:desc>PlateE.E2:PlateE.E23</svg:desc>
                </draw:g>
              </table:table-cell>
              <table:table-cell office:value-type="float" office:value="-0.000026125">
                <text:p>-0.000026125</text:p>
                <draw:g>
                  <svg:desc>PlateE.F2:PlateE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  <table:table-cell office:value-type="float" office:value="-0.0000235">
                <text:p>-0.00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2">
                <text:p>-34.2</text:p>
              </table:table-cell>
              <table:table-cell office:value-type="float" office:value="-0.000026125">
                <text:p>-0.00002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4">
                <text:p>-30.4</text:p>
              </table:table-cell>
              <table:table-cell office:value-type="float" office:value="-0.0000235">
                <text:p>-0.0000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6">
                <text:p>-26.6</text:p>
              </table:table-cell>
              <table:table-cell office:value-type="float" office:value="-0.000020875">
                <text:p>-0.00002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8">
                <text:p>-22.8</text:p>
              </table:table-cell>
              <table:table-cell office:value-type="float" office:value="-0.000018875">
                <text:p>-0.00001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-0.0000165">
                <text:p>-0.0000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2">
                <text:p>-15.2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4">
                <text:p>-11.4</text:p>
              </table:table-cell>
              <table:table-cell office:value-type="float" office:value="-0.00001175">
                <text:p>-0.00001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-0.0000095">
                <text:p>-0.0000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8">
                <text:p>-3.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">
                <text:p>3.8</text:p>
              </table:table-cell>
              <table:table-cell office:value-type="float" office:value="0.000002375">
                <text:p>0.00000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">
                <text:p>7.6</text:p>
              </table:table-cell>
              <table:table-cell office:value-type="float" office:value="0.00000475">
                <text:p>0.00000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">
                <text:p>15.2</text:p>
              </table:table-cell>
              <table:table-cell office:value-type="float" office:value="0.000009375">
                <text:p>0.0000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001175">
                <text:p>0.00001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8">
                <text:p>22.8</text:p>
              </table:table-cell>
              <table:table-cell office:value-type="float" office:value="0.00001425">
                <text:p>0.00001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6">
                <text:p>26.6</text:p>
              </table:table-cell>
              <table:table-cell office:value-type="float" office:value="0.00001675">
                <text:p>0.0000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4">
                <text:p>30.4</text:p>
              </table:table-cell>
              <table:table-cell office:value-type="float" office:value="0.00001925">
                <text:p>0.00001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">
                <text:p>34.2</text:p>
              </table:table-cell>
              <table:table-cell office:value-type="float" office:value="0.0000215">
                <text:p>0.0000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">
                <text:p>41.8</text:p>
              </table:table-cell>
              <table:table-cell office:value-type="float" office:value="0.000026375">
                <text:p>0.000026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27cm" svg:height="7.605cm" xlink:href=".." xlink:type="simple" chart:class="chart:scatter" chart:style-name="ch1">
        <chart:title svg:x="5.105cm" svg:y="0.288cm" chart:style-name="ch2">
          <text:p>WaveLength - F</text:p>
        </chart:title>
        <chart:plot-area chart:style-name="ch3" table:cell-range-address="PlateF.E2:PlateF.F23" svg:x="1.281cm" svg:y="1.219cm" svg:width="11.976cm" svg:height="5.253cm">
          <chartooo:coordinate-region svg:x="1.519cm" svg:y="1.323cm" svg:width="11.551cm" svg:height="4.855cm"/>
          <chart:axis chart:dimension="x" chart:name="primary-x" chart:style-name="ch4">
            <chart:title svg:x="6.921cm" svg:y="6.624cm" chart:style-name="ch5">
              <text:p>m*L</text:p>
            </chart:title>
          </chart:axis>
          <chart:axis chart:dimension="y" chart:name="primary-y" chart:style-name="ch4">
            <chart:title svg:x="0.451cm" svg:y="4.273cm" chart:style-name="ch6">
              <text:p>d*ym</text:p>
            </chart:title>
          </chart:axis>
          <chart:series chart:style-name="ch7" chart:values-cell-range-address="PlateF.F2:PlateF.F23" chart:class="chart:scatter">
            <chart:domain table:cell-range-address="PlateF.E2:PlateF.E23"/>
            <chart:regression-curve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1.8">
                <text:p>-41.8</text:p>
                <draw:g>
                  <svg:desc>PlateF.E2:PlateF.E23</svg:desc>
                </draw:g>
              </table:table-cell>
              <table:table-cell office:value-type="float" office:value="-0.000027">
                <text:p>-0.000027</text:p>
                <draw:g>
                  <svg:desc>PlateF.F2:PlateF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  <table:table-cell office:value-type="float" office:value="-0.000024625">
                <text:p>-0.00002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2">
                <text:p>-34.2</text:p>
              </table:table-cell>
              <table:table-cell office:value-type="float" office:value="-0.000027">
                <text:p>-0.00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4">
                <text:p>-30.4</text:p>
              </table:table-cell>
              <table:table-cell office:value-type="float" office:value="-0.000024625">
                <text:p>-0.00002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6">
                <text:p>-26.6</text:p>
              </table:table-cell>
              <table:table-cell office:value-type="float" office:value="-0.000022">
                <text:p>-0.000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8">
                <text:p>-22.8</text:p>
              </table:table-cell>
              <table:table-cell office:value-type="float" office:value="-0.00001975">
                <text:p>-0.0000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2">
                <text:p>-15.2</text:p>
              </table:table-cell>
              <table:table-cell office:value-type="float" office:value="-0.000014625">
                <text:p>-0.00001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4">
                <text:p>-11.4</text:p>
              </table:table-cell>
              <table:table-cell office:value-type="float" office:value="-0.00001225">
                <text:p>-0.0000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-0.0000095">
                <text:p>-0.0000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8">
                <text:p>-3.8</text:p>
              </table:table-cell>
              <table:table-cell office:value-type="float" office:value="-0.00000725">
                <text:p>-0.00000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">
                <text:p>3.8</text:p>
              </table:table-cell>
              <table:table-cell office:value-type="float" office:value="0.000002375">
                <text:p>0.00000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">
                <text:p>7.6</text:p>
              </table:table-cell>
              <table:table-cell office:value-type="float" office:value="0.000004875">
                <text:p>0.00000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0.000007375">
                <text:p>0.000007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">
                <text:p>15.2</text:p>
              </table:table-cell>
              <table:table-cell office:value-type="float" office:value="0.000009875">
                <text:p>0.000009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0012375">
                <text:p>0.000012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8">
                <text:p>22.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6">
                <text:p>26.6</text:p>
              </table:table-cell>
              <table:table-cell office:value-type="float" office:value="0.000017625">
                <text:p>0.000017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4">
                <text:p>30.4</text:p>
              </table:table-cell>
              <table:table-cell office:value-type="float" office:value="0.000020125">
                <text:p>0.00002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">
                <text:p>34.2</text:p>
              </table:table-cell>
              <table:table-cell office:value-type="float" office:value="0.0000225">
                <text:p>0.0000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0002525">
                <text:p>0.00002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">
                <text:p>41.8</text:p>
              </table:table-cell>
              <table:table-cell office:value-type="float" office:value="0.000027625">
                <text:p>0.000027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